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9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CTION A</text:h>
      <text:h text:style-name="P1" text:outline-level="1">SECTION 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0.5pt" style:font-name-asian="微软雅黑" style:font-family-asian="微软雅黑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.5pt" fo:font-style="italic" style:font-size-asian="10.5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loext:contextual-spacing="false" fo:text-align="start" style:justify-single-word="false"/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2:13:35.701000000</meta:creation-date>
    <dc:date>2014-12-22T12:15:01.719000000</dc:date>
    <meta:editing-duration>PT1M26S</meta:editing-duration>
    <meta:editing-cycles>1</meta:editing-cycles>
    <meta:document-statistic meta:table-count="0" meta:image-count="0" meta:object-count="0" meta:page-count="1" meta:paragraph-count="2" meta:word-count="4" meta:character-count="18" meta:non-whitespace-character-count="16"/>
    <meta:generator>LibreOfficeDev/4.4.0.0.beta2$Windows_x86 LibreOffice_project/be92f32b8f21603a6b7a75dd645f7475bdee519d</meta:generator>
  </office:meta>
</office:document-meta>
</file>